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2.358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5.022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4.994cm"/>
    </style:style>
    <style:style style:name="co15" style:family="table-column">
      <style:table-column-properties fo:break-before="auto" style:column-width="3.496cm"/>
    </style:style>
    <style:style style:name="co16" style:family="table-column">
      <style:table-column-properties fo:break-before="auto" style:column-width="2.552cm"/>
    </style:style>
    <style:style style:name="co17" style:family="table-column">
      <style:table-column-properties fo:break-before="auto" style:column-width="5.35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2.469cm"/>
    </style:style>
    <style:style style:name="co20" style:family="table-column">
      <style:table-column-properties fo:break-before="auto" style:column-width="6.992cm"/>
    </style:style>
    <style:style style:name="co21" style:family="table-column">
      <style:table-column-properties fo:break-before="auto" style:column-width="3.522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6.271cm"/>
    </style:style>
    <style:style style:name="co24" style:family="table-column">
      <style:table-column-properties fo:break-before="auto" style:column-width="0.37cm"/>
    </style:style>
    <style:style style:name="co25" style:family="table-column">
      <style:table-column-properties fo:break-before="auto" style:column-width="5.771cm"/>
    </style:style>
    <style:style style:name="co26" style:family="table-column">
      <style:table-column-properties fo:break-before="auto" style:column-width="6.048cm"/>
    </style:style>
    <style:style style:name="co27" style:family="table-column">
      <style:table-column-properties fo:break-before="auto" style:column-width="1.984cm"/>
    </style:style>
    <style:style style:name="co28" style:family="table-column">
      <style:table-column-properties fo:break-before="auto" style:column-width="0.318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108cm"/>
    </style:style>
    <style:style style:name="co31" style:family="table-column">
      <style:table-column-properties fo:break-before="auto" style:column-width="2.381cm"/>
    </style:style>
    <style:style style:name="co32" style:family="table-column">
      <style:table-column-properties fo:break-before="auto" style:column-width="1.429cm"/>
    </style:style>
    <style:style style:name="co33" style:family="table-column">
      <style:table-column-properties fo:break-before="auto" style:column-width="1.614cm"/>
    </style:style>
    <style:style style:name="co34" style:family="table-column">
      <style:table-column-properties fo:break-before="auto" style:column-width="2.94cm"/>
    </style:style>
    <style:style style:name="co35" style:family="table-column">
      <style:table-column-properties fo:break-before="auto" style:column-width="1.64cm"/>
    </style:style>
    <style:style style:name="co36" style:family="table-column">
      <style:table-column-properties fo:break-before="auto" style:column-width="3.651cm"/>
    </style:style>
    <style:style style:name="co37" style:family="table-column">
      <style:table-column-properties fo:break-before="auto" style:column-width="1.058cm"/>
    </style:style>
    <style:style style:name="co38" style:family="table-column">
      <style:table-column-properties fo:break-before="auto" style:column-width="1.931cm"/>
    </style:style>
    <style:style style:name="co39" style:family="table-column">
      <style:table-column-properties fo:break-before="auto" style:column-width="3.302cm"/>
    </style:style>
    <style:style style:name="co40" style:family="table-column">
      <style:table-column-properties fo:break-before="auto" style:column-width="3.413cm"/>
    </style:style>
    <style:style style:name="co41" style:family="table-column">
      <style:table-column-properties fo:break-before="auto" style:column-width="3.274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0.49cm" fo:break-before="auto" style:use-optimal-row-height="false"/>
    </style:style>
    <style:style style:name="ro10" style:family="table-row">
      <style:table-row-properties style:row-height="0.233cm" fo:break-before="auto" style:use-optimal-row-height="false"/>
    </style:style>
    <style:style style:name="ro11" style:family="table-row">
      <style:table-row-properties style:row-height="0.173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497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0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000080"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0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3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 style:vertical-align="automatic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style:cell-protect="hidden-and-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5106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7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4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5" style:family="table-cell" style:parent-style-name="Default" style:data-style-name="N0"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5106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2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order-bottom="0.071cm solid #000000" fo:background-color="#ffffcc" fo:border-left="0.002cm solid #000000" fo:border-right="none" fo:border-top="none"/>
      <style:text-properties fo:font-size="9pt" style:font-size-asian="9pt" style:font-size-complex="9pt"/>
    </style:style>
    <style:style style:name="ce88" style:family="table-cell" style:parent-style-name="Default" style:data-style-name="N108">
      <style:text-properties fo:font-size="9pt" style:font-size-asian="9pt" style:font-size-complex="9pt"/>
    </style:style>
    <style:style style:name="ce89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103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5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7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2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5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6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9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4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7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K$2:.$K$15])" table:allow-empty-cell="true" table:display-list="unsorted" table:base-cell-address="VATQtr1.G5">
          <table:help-message table:display="true"/>
          <table:error-message table:message-type="stop" table:display="true"/>
        </table:content-validation>
        <table:content-validation table:name="val2" table:condition="of:cell-content-is-in-list([.$K$2:.$K$15])" table:allow-empty-cell="true" table:display-list="unsorted" table:base-cell-address="VATQtr2.G5">
          <table:help-message table:display="true"/>
          <table:error-message table:message-type="stop" table:display="true"/>
        </table:content-validation>
        <table:content-validation table:name="val3" table:condition="of:cell-content-is-in-list([.$K$2:.$K$15])" table:allow-empty-cell="true" table:display-list="unsorted" table:base-cell-address="VATQtr3.G5">
          <table:help-message table:display="true"/>
          <table:error-message table:message-type="stop" table:display="true"/>
        </table:content-validation>
        <table:content-validation table:name="val4" table:condition="of:cell-content-is-in-list([.$K$2:.$K$15])" table:allow-empty-cell="true" table:display-list="unsorted" table:base-cell-address="VATQtr4.G5">
          <table:help-message table:display="true"/>
          <table:error-message table:message-type="stop" table:display="true"/>
        </table:content-validation>
        <table:content-validation table:name="val5" table:condition="of:cell-content-is-in-list([.$K$2:.$K$15])" table:allow-empty-cell="true" table:display-list="unsorted" table:base-cell-address="VATQtr5.G5">
          <table:help-message table:display="true"/>
          <table:error-message table:message-type="stop" table:display="true"/>
        </table:content-validation>
      </table:content-validations>
      <table:table table:name="VATQtr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7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6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Vatinterface.B7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table:content-validation-name="val1" office:value-type="date" office:date-value="2013-04-30">
            <text:p>Tuesday, April 30, 2013</text:p>
          </table:table-cell>
          <table:table-cell table:style-name="ce20"/>
          <table:table-cell table:style-name="ce59"/>
          <table:table-cell/>
          <table:table-cell table:style-name="ce63" table:formula="of:=[Vatinterface.B9]" office:value-type="date" office:date-value="2013-05-31">
            <text:p>Friday, May 31, 2013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Vatinterface.B10]" office:value-type="date" office:date-value="2013-06-30">
            <text:p>Sunday, June 30, 2013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Vatinterface.B1:.B20];[Vatinterface.C1:.C20])" office:value-type="float" office:value="41425">
            <text:p>31 May 2013</text:p>
          </table:table-cell>
          <table:table-cell table:style-name="ce20"/>
          <table:table-cell table:style-name="ce59"/>
          <table:table-cell/>
          <table:table-cell table:style-name="ce63" table:formula="of:=[Vatinterface.B11]" office:value-type="date" office:date-value="2013-07-31">
            <text:p>Wednesday, July 31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12]" office:value-type="date" office:date-value="2013-08-31">
            <text:p>Saturday, August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Vatinterface.B1:.B20];[Vatinterface.G1:.G20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3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4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5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6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7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8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Vatinterface.B1:.B20];[Vatinterface.K1:.K20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9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Vatinterface.B1:.B20];[Vatinterface.I1:.I20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>
        <table:table-column table:style-name="co1" table:default-cell-style-name="ce15"/>
        <table:table-column table:style-name="co2" table:default-cell-style-name="ce15"/>
        <table:table-column table:style-name="co12" table:default-cell-style-name="ce15"/>
        <table:table-column table:style-name="co4" table:default-cell-style-name="ce15"/>
        <table:table-column table:style-name="co13" table:default-cell-style-name="ce15"/>
        <table:table-column table:style-name="co6" table:default-cell-style-name="ce38"/>
        <table:table-column table:style-name="co14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6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Vatinterface.B7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table:content-validation-name="val2" office:value-type="date" office:date-value="2013-07-31">
            <text:p>Wednesday, July 31, 2013</text:p>
          </table:table-cell>
          <table:table-cell table:style-name="ce20"/>
          <table:table-cell table:style-name="ce59"/>
          <table:table-cell/>
          <table:table-cell table:style-name="ce63" table:formula="of:=[Vatinterface.B9]" office:value-type="date" office:date-value="2013-05-31">
            <text:p>Friday, May 31, 2013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Vatinterface.B10]" office:value-type="date" office:date-value="2013-06-30">
            <text:p>Sunday, June 30, 2013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Vatinterface.B1:.B20];[Vatinterface.C1:.C20])" office:value-type="float" office:value="41517">
            <text:p>31 August 2013</text:p>
          </table:table-cell>
          <table:table-cell table:style-name="ce20"/>
          <table:table-cell table:style-name="ce59"/>
          <table:table-cell/>
          <table:table-cell table:style-name="ce63" table:formula="of:=[Vatinterface.B11]" office:value-type="date" office:date-value="2013-07-31">
            <text:p>Wednesday, July 31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12]" office:value-type="date" office:date-value="2013-08-31">
            <text:p>Saturday, August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Vatinterface.B1:.B20];[Vatinterface.G1:.G20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3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4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5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6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7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8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Vatinterface.B1:.B20];[Vatinterface.K1:.K20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9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Vatinterface.B1:.B20];[Vatinterface.I1:.I20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>
        <table:table-column table:style-name="co1" table:default-cell-style-name="ce15"/>
        <table:table-column table:style-name="co2" table:default-cell-style-name="ce15"/>
        <table:table-column table:style-name="co15" table:default-cell-style-name="ce15"/>
        <table:table-column table:style-name="co4" table:default-cell-style-name="ce15"/>
        <table:table-column table:style-name="co16" table:default-cell-style-name="ce15"/>
        <table:table-column table:style-name="co6" table:default-cell-style-name="ce38"/>
        <table:table-column table:style-name="co17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6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Vatinterface.B7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table:content-validation-name="val3" office:value-type="date" office:date-value="2013-10-31">
            <text:p>Thursday, October 31, 2013</text:p>
          </table:table-cell>
          <table:table-cell table:style-name="ce20"/>
          <table:table-cell table:style-name="ce59"/>
          <table:table-cell/>
          <table:table-cell table:style-name="ce63" table:formula="of:=[Vatinterface.B9]" office:value-type="date" office:date-value="2013-05-31">
            <text:p>Friday, May 31, 2013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Vatinterface.B10]" office:value-type="date" office:date-value="2013-06-30">
            <text:p>Sunday, June 30, 2013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Vatinterface.B1:.B20];[Vatinterface.C1:.C20])" office:value-type="float" office:value="41608">
            <text:p>30 November 2013</text:p>
          </table:table-cell>
          <table:table-cell table:style-name="ce20"/>
          <table:table-cell table:style-name="ce59"/>
          <table:table-cell/>
          <table:table-cell table:style-name="ce63" table:formula="of:=[Vatinterface.B11]" office:value-type="date" office:date-value="2013-07-31">
            <text:p>Wednesday, July 31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12]" office:value-type="date" office:date-value="2013-08-31">
            <text:p>Saturday, August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Vatinterface.B1:.B20];[Vatinterface.G1:.G20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3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4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5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6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7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8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Vatinterface.B1:.B20];[Vatinterface.K1:.K20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9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Vatinterface.B1:.B20];[Vatinterface.I1:.I20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>
        <table:table-column table:style-name="co1" table:default-cell-style-name="ce15"/>
        <table:table-column table:style-name="co2" table:default-cell-style-name="ce15"/>
        <table:table-column table:style-name="co18" table:default-cell-style-name="ce15"/>
        <table:table-column table:style-name="co4" table:default-cell-style-name="ce15"/>
        <table:table-column table:style-name="co19" table:default-cell-style-name="ce15"/>
        <table:table-column table:style-name="co6" table:default-cell-style-name="ce38"/>
        <table:table-column table:style-name="co20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6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Vatinterface.B7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table:content-validation-name="val4" office:value-type="date" office:date-value="2014-01-31">
            <text:p>Friday, January 31, 2014</text:p>
          </table:table-cell>
          <table:table-cell table:style-name="ce20"/>
          <table:table-cell table:style-name="ce59"/>
          <table:table-cell/>
          <table:table-cell table:style-name="ce63" table:formula="of:=[Vatinterface.B9]" office:value-type="date" office:date-value="2013-05-31">
            <text:p>Friday, May 31, 2013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Vatinterface.B10]" office:value-type="date" office:date-value="2013-06-30">
            <text:p>Sunday, June 30, 2013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Vatinterface.B1:.B20];[Vatinterface.C1:.C20])" office:value-type="float" office:value="41698">
            <text:p>28 February 2014</text:p>
          </table:table-cell>
          <table:table-cell table:style-name="ce20"/>
          <table:table-cell table:style-name="ce59"/>
          <table:table-cell/>
          <table:table-cell table:style-name="ce63" table:formula="of:=[Vatinterface.B11]" office:value-type="date" office:date-value="2013-07-31">
            <text:p>Wednesday, July 31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12]" office:value-type="date" office:date-value="2013-08-31">
            <text:p>Saturday, August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Vatinterface.B1:.B20];[Vatinterface.G1:.G20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3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4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5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6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7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8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Vatinterface.B1:.B20];[Vatinterface.K1:.K20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9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Vatinterface.B1:.B20];[Vatinterface.I1:.I20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9">
          <table:table-cell table:style-name="ce65" office:value-type="string">
            <text:p><text:s text:c="4"/>Account Name: HMRC VAT: Account No: 11963155 Sort Code: 08 32 00</text:p>
          </table:table-cell>
          <table:table-cell table:style-name="ce66" table:number-columns-repeated="4"/>
          <table:table-cell table:style-name="ce39"/>
          <table:table-cell table:style-name="ce47"/>
          <table:table-cell table:style-name="ce66"/>
          <table:table-cell table:style-name="ce67"/>
          <table:table-cell table:style-name="ce68"/>
          <table:table-cell table:style-name="ce69" table:number-columns-repeated="2"/>
          <table:table-cell table:style-name="ce70" table:number-columns-repeated="1012"/>
        </table:table-row>
        <table:table-row table:style-name="ro10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VATQtr5" table:style-name="ta5">
        <table:table-column table:style-name="co1" table:default-cell-style-name="ce15"/>
        <table:table-column table:style-name="co2" table:default-cell-style-name="ce15"/>
        <table:table-column table:style-name="co21" table:default-cell-style-name="ce15"/>
        <table:table-column table:style-name="co4" table:default-cell-style-name="ce15"/>
        <table:table-column table:style-name="co22" table:default-cell-style-name="ce15"/>
        <table:table-column table:style-name="co6" table:default-cell-style-name="ce38"/>
        <table:table-column table:style-name="co23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6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Vatinterface.B7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table:content-validation-name="val5" office:value-type="date" office:date-value="2014-03-31">
            <text:p>Monday, March 31, 2014</text:p>
          </table:table-cell>
          <table:table-cell table:style-name="ce20"/>
          <table:table-cell table:style-name="ce59"/>
          <table:table-cell/>
          <table:table-cell table:style-name="ce63" table:formula="of:=[Vatinterface.B9]" office:value-type="date" office:date-value="2013-05-31">
            <text:p>Friday, May 31, 2013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Vatinterface.B10]" office:value-type="date" office:date-value="2013-06-30">
            <text:p>Sunday, June 30, 2013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Vatinterface.B1:.B20];[Vatinterface.C1:.C20])" office:value-type="float" office:value="41759">
            <text:p>30 April 2014</text:p>
          </table:table-cell>
          <table:table-cell table:style-name="ce20"/>
          <table:table-cell table:style-name="ce59"/>
          <table:table-cell/>
          <table:table-cell table:style-name="ce63" table:formula="of:=[Vatinterface.B11]" office:value-type="date" office:date-value="2013-07-31">
            <text:p>Wednesday, July 31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Vatinterface.B12]" office:value-type="date" office:date-value="2013-08-31">
            <text:p>Saturday, August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Vatinterface.B1:.B20];[Vatinterface.G1:.G20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3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4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5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6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7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Vatinterface.B18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Vatinterface.B1:.B20];[Vatinterface.K1:.K20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Vatinterface.B19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Vatinterface.B1:.B20];[Vatinterface.I1:.I20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1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11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Vatinterface" table:style-name="ta6">
        <table:table-column table:style-name="co24" table:default-cell-style-name="ce75"/>
        <table:table-column table:style-name="co25" table:default-cell-style-name="ce81"/>
        <table:table-column table:style-name="co26" table:default-cell-style-name="ce81"/>
        <table:table-column table:style-name="co27" table:number-columns-repeated="8" table:default-cell-style-name="ce88"/>
        <table:table-column table:style-name="co28" table:default-cell-style-name="ce75"/>
        <table:table-column table:style-name="co10" table:default-cell-style-name="ce101"/>
        <table:table-column table:style-name="co28" table:default-cell-style-name="ce75"/>
        <table:table-column table:style-name="co10" table:number-columns-repeated="1010" table:default-cell-style-name="ce75"/>
        <table:table-row table:style-name="ro1">
          <table:table-cell table:style-name="ce71"/>
          <table:table-cell table:style-name="ce76" table:number-columns-repeated="2"/>
          <table:table-cell table:style-name="ce83" table:number-columns-repeated="8"/>
          <table:table-cell table:style-name="ce93"/>
          <table:table-cell table:style-name="ce97"/>
          <table:table-cell table:style-name="ce102"/>
          <table:table-cell table:number-columns-repeated="1010"/>
        </table:table-row>
        <table:table-row table:style-name="ro12">
          <table:table-cell table:style-name="ce72"/>
          <table:table-cell table:style-name="ce77" office:value-type="string">
            <text:p>Vat Period End</text:p>
          </table:table-cell>
          <table:table-cell table:style-name="ce77" office:value-type="string">
            <text:p>Final Date for Vat Payment</text:p>
          </table:table-cell>
          <table:table-cell table:style-name="ce84" office:value-type="string">
            <text:p>Month <text:s text:c="8"/>Sales</text:p>
          </table:table-cell>
          <table:table-cell table:style-name="ce84" office:value-type="string">
            <text:p>Quarter Sales <text:s text:c="9"/>Net of Vat</text:p>
          </table:table-cell>
          <table:table-cell table:style-name="ce84" office:value-type="string">
            <text:p>Month Vat Output</text:p>
          </table:table-cell>
          <table:table-cell table:style-name="ce92" office:value-type="string">
            <text:p>Quarter Vat Due <text:s text:c="6"/>Sales</text:p>
          </table:table-cell>
          <table:table-cell table:style-name="ce84" office:value-type="string">
            <text:p>Month Purchases</text:p>
          </table:table-cell>
          <table:table-cell table:style-name="ce84" office:value-type="string">
            <text:p>Quarter Purchases Net of vat</text:p>
          </table:table-cell>
          <table:table-cell table:style-name="ce84" office:value-type="string">
            <text:p>Month Vat Input</text:p>
          </table:table-cell>
          <table:table-cell table:style-name="ce92" office:value-type="string">
            <text:p>Quarter Vat Reclaimed Purchases</text:p>
          </table:table-cell>
          <table:table-cell table:style-name="ce94"/>
          <table:table-cell table:style-name="ce98" office:value-type="string">
            <text:p>Flat rate Scheme Applied</text:p>
          </table:table-cell>
          <table:table-cell table:style-name="ce103"/>
          <table:table-cell table:style-name="ce106" table:number-columns-repeated="1010"/>
        </table:table-row>
        <table:table-row table:style-name="ro13">
          <table:table-cell table:style-name="ce72"/>
          <table:table-cell table:style-name="ce78" table:number-columns-repeated="2"/>
          <table:table-cell table:style-name="ce85"/>
          <table:table-cell table:style-name="ce89" table:number-columns-repeated="7"/>
          <table:table-cell table:style-name="ce94" table:number-columns-repeated="2"/>
          <table:table-cell table:style-name="ce103"/>
          <table:table-cell table:style-name="ce106"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2]" office:value-type="date" office:date-value="2012-12-31">
            <text:p>Monday, December 31, 2012</text:p>
          </table:table-cell>
          <table:table-cell table:style-name="ce79" table:formula="of:=[.B5]" office:value-type="date" office:date-value="2013-01-31">
            <text:p>Thursday, January 31, 2013</text:p>
          </table:table-cell>
          <table:table-cell table:style-name="ce86" table:formula="of:=[S1212.$H$1]" office:value-type="float" office:value="0">
            <text:p>0.00 </text:p>
          </table:table-cell>
          <table:table-cell table:style-name="ce90"/>
          <table:table-cell table:style-name="ce90" table:formula="of:=[S1212.$G$1]" office:value-type="float" office:value="0">
            <text:p>0.00 </text:p>
          </table:table-cell>
          <table:table-cell table:style-name="ce90"/>
          <table:table-cell table:style-name="ce90" table:formula="of:=[P1212.$H$1]" office:value-type="float" office:value="0">
            <text:p>0.00 </text:p>
          </table:table-cell>
          <table:table-cell table:style-name="ce90"/>
          <table:table-cell table:style-name="ce90" table:formula="of:=[P1212.$G$1]" office:value-type="float" office:value="0">
            <text:p>0.00 </text:p>
          </table:table-cell>
          <table:table-cell table:style-name="ce90"/>
          <table:table-cell table:style-name="ce95"/>
          <table:table-cell table:style-name="ce99" table:formula="of:=IF(['file:///C:/Users/antony/diy/GB%20Accounts/GB%20Accounts%202012-13/GB%20Accounts%20Company%202014-01-31%20(Jan14)%20OpenOffice/Sales.ods'#$Feb13.$G$4]&gt;0;['file:///C:/Users/antony/diy/GB%20Accounts/GB%20Accounts%202012-13/GB%20Accounts%20Company%202014-01-31%20(Jan14)%20OpenOffice/Sales.ods'#$Feb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4]" office:value-type="date" office:date-value="2013-01-31">
            <text:p>Thursday, January 31, 2013</text:p>
          </table:table-cell>
          <table:table-cell table:style-name="ce79" table:formula="of:=[.B6]" office:value-type="date" office:date-value="2013-02-28">
            <text:p>Thursday, February 28, 2013</text:p>
          </table:table-cell>
          <table:table-cell table:style-name="ce86" table:formula="of:=[S0113.$H$1]" office:value-type="float" office:value="0">
            <text:p>0.00 </text:p>
          </table:table-cell>
          <table:table-cell table:style-name="ce90"/>
          <table:table-cell table:style-name="ce90" table:formula="of:=[S0113.$G$1]" office:value-type="float" office:value="0">
            <text:p>0.00 </text:p>
          </table:table-cell>
          <table:table-cell table:style-name="ce90"/>
          <table:table-cell table:style-name="ce90" table:formula="of:=[P0113.$H$1]" office:value-type="float" office:value="0">
            <text:p>0.00 </text:p>
          </table:table-cell>
          <table:table-cell table:style-name="ce90"/>
          <table:table-cell table:style-name="ce90" table:formula="of:=[P0113.$G$1]" office:value-type="float" office:value="0">
            <text:p>0.00 </text:p>
          </table:table-cell>
          <table:table-cell table:style-name="ce90"/>
          <table:table-cell table:style-name="ce95"/>
          <table:table-cell table:style-name="ce99" table:formula="of:=IF(['file:///C:/Users/antony/diy/GB%20Accounts/GB%20Accounts%202012-13/GB%20Accounts%20Company%202014-01-31%20(Jan14)%20OpenOffice/Sales.ods'#$Feb13.$G$4]&gt;0;['file:///C:/Users/antony/diy/GB%20Accounts/GB%20Accounts%202012-13/GB%20Accounts%20Company%202014-01-31%20(Jan14)%20OpenOffice/Sales.ods'#$Feb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6]" office:value-type="date" office:date-value="2013-02-28">
            <text:p>Thursday, February 28, 2013</text:p>
          </table:table-cell>
          <table:table-cell table:style-name="ce79" table:formula="of:=[.B7]" office:value-type="date" office:date-value="2013-03-31">
            <text:p>Sunday, March 31, 2013</text:p>
          </table:table-cell>
          <table:table-cell table:style-name="ce86" table:formula="of:=['file:///C:/Users/antony/diy/GB%20Accounts/GB%20Accounts%202012-13/GB%20Accounts%20Company%202014-01-31%20(Jan14)%20OpenOffice/Sales.ods'#$Feb13.$H$1]" office:value-type="float" office:value="0">
            <text:p>0.00 </text:p>
          </table:table-cell>
          <table:table-cell table:style-name="ce90" table:formula="of:=SUM([.D4:.D6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Feb13.$G$1]" office:value-type="float" office:value="0">
            <text:p>0.00 </text:p>
          </table:table-cell>
          <table:table-cell table:style-name="ce90" table:formula="of:=SUM([.F4:.F6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Feb13.$H$1]" office:value-type="float" office:value="0">
            <text:p>0.00 </text:p>
          </table:table-cell>
          <table:table-cell table:style-name="ce90" table:formula="of:=SUM([.H4:.H6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Feb13.$G$1]" office:value-type="float" office:value="0">
            <text:p>0.00 </text:p>
          </table:table-cell>
          <table:table-cell table:style-name="ce90" table:formula="of:=SUM([.J4:.J6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Feb13.$G$4]&gt;0;['file:///C:/Users/antony/diy/GB%20Accounts/GB%20Accounts%202012-13/GB%20Accounts%20Company%202014-01-31%20(Jan14)%20OpenOffice/Sales.ods'#$Feb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8]" office:value-type="date" office:date-value="2013-03-31">
            <text:p>Sunday, March 31, 2013</text:p>
          </table:table-cell>
          <table:table-cell table:style-name="ce79" table:formula="of:=[.B8]" office:value-type="date" office:date-value="2013-04-30">
            <text:p>Tuesday, April 30, 2013</text:p>
          </table:table-cell>
          <table:table-cell table:style-name="ce86" table:formula="of:=['file:///C:/Users/antony/diy/GB%20Accounts/GB%20Accounts%202012-13/GB%20Accounts%20Company%202014-01-31%20(Jan14)%20OpenOffice/Sales.ods'#$Mar13.$H$1]" office:value-type="float" office:value="0">
            <text:p>0.00 </text:p>
          </table:table-cell>
          <table:table-cell table:style-name="ce90" table:formula="of:=SUM([.D5:.D7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Mar13.$G$1]" office:value-type="float" office:value="0">
            <text:p>0.00 </text:p>
          </table:table-cell>
          <table:table-cell table:style-name="ce90" table:formula="of:=SUM([.F5:.F7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Mar13.$H$1]" office:value-type="float" office:value="0">
            <text:p>0.00 </text:p>
          </table:table-cell>
          <table:table-cell table:style-name="ce90" table:formula="of:=SUM([.H5:.H7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Mar13.$G$1]" office:value-type="float" office:value="0">
            <text:p>0.00 </text:p>
          </table:table-cell>
          <table:table-cell table:style-name="ce90" table:formula="of:=SUM([.J5:.J7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Mar13.$G$4]&gt;0;['file:///C:/Users/antony/diy/GB%20Accounts/GB%20Accounts%202012-13/GB%20Accounts%20Company%202014-01-31%20(Jan14)%20OpenOffice/Sales.ods'#$Mar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10]" office:value-type="date" office:date-value="2013-04-30">
            <text:p>Tuesday, April 30, 2013</text:p>
          </table:table-cell>
          <table:table-cell table:style-name="ce79" table:formula="of:=[.B9]" office:value-type="date" office:date-value="2013-05-31">
            <text:p>Friday, May 31, 2013</text:p>
          </table:table-cell>
          <table:table-cell table:style-name="ce86" table:formula="of:=['file:///C:/Users/antony/diy/GB%20Accounts/GB%20Accounts%202012-13/GB%20Accounts%20Company%202014-01-31%20(Jan14)%20OpenOffice/Sales.ods'#$Apr13.$H$1]" office:value-type="float" office:value="0">
            <text:p>0.00 </text:p>
          </table:table-cell>
          <table:table-cell table:style-name="ce90" table:formula="of:=SUM([.D6:.D8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Apr13.$G$1]" office:value-type="float" office:value="0">
            <text:p>0.00 </text:p>
          </table:table-cell>
          <table:table-cell table:style-name="ce90" table:formula="of:=SUM([.F6:.F8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Apr13.$H$1]" office:value-type="float" office:value="0">
            <text:p>0.00 </text:p>
          </table:table-cell>
          <table:table-cell table:style-name="ce90" table:formula="of:=SUM([.H6:.H8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Apr13.$G$1]" office:value-type="float" office:value="0">
            <text:p>0.00 </text:p>
          </table:table-cell>
          <table:table-cell table:style-name="ce90" table:formula="of:=SUM([.J6:.J8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Apr13.$G$4]&gt;0;['file:///C:/Users/antony/diy/GB%20Accounts/GB%20Accounts%202012-13/GB%20Accounts%20Company%202014-01-31%20(Jan14)%20OpenOffice/Sales.ods'#$Apr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12]" office:value-type="date" office:date-value="2013-05-31">
            <text:p>Friday, May 31, 2013</text:p>
          </table:table-cell>
          <table:table-cell table:style-name="ce79" table:formula="of:=[.B10]" office:value-type="date" office:date-value="2013-06-30">
            <text:p>Sunday, June 30, 2013</text:p>
          </table:table-cell>
          <table:table-cell table:style-name="ce86" table:formula="of:=['file:///C:/Users/antony/diy/GB%20Accounts/GB%20Accounts%202012-13/GB%20Accounts%20Company%202014-01-31%20(Jan14)%20OpenOffice/Sales.ods'#$May13.$H$1]" office:value-type="float" office:value="0">
            <text:p>0.00 </text:p>
          </table:table-cell>
          <table:table-cell table:style-name="ce90" table:formula="of:=SUM([.D7:.D9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May13.$G$1]" office:value-type="float" office:value="0">
            <text:p>0.00 </text:p>
          </table:table-cell>
          <table:table-cell table:style-name="ce90" table:formula="of:=SUM([.F7:.F9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May13.$H$1]" office:value-type="float" office:value="0">
            <text:p>0.00 </text:p>
          </table:table-cell>
          <table:table-cell table:style-name="ce90" table:formula="of:=SUM([.H7:.H9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May13.$G$1]" office:value-type="float" office:value="0">
            <text:p>0.00 </text:p>
          </table:table-cell>
          <table:table-cell table:style-name="ce90" table:formula="of:=SUM([.J7:.J9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May13.$G$4]&gt;0;['file:///C:/Users/antony/diy/GB%20Accounts/GB%20Accounts%202012-13/GB%20Accounts%20Company%202014-01-31%20(Jan14)%20OpenOffice/Sales.ods'#$May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14]" office:value-type="date" office:date-value="2013-06-30">
            <text:p>Sunday, June 30, 2013</text:p>
          </table:table-cell>
          <table:table-cell table:style-name="ce79" table:formula="of:=[.B11]" office:value-type="date" office:date-value="2013-07-31">
            <text:p>Wednesday, July 31, 2013</text:p>
          </table:table-cell>
          <table:table-cell table:style-name="ce86" table:formula="of:=['file:///C:/Users/antony/diy/GB%20Accounts/GB%20Accounts%202012-13/GB%20Accounts%20Company%202014-01-31%20(Jan14)%20OpenOffice/Sales.ods'#$Jun13.$H$1]" office:value-type="float" office:value="0">
            <text:p>0.00 </text:p>
          </table:table-cell>
          <table:table-cell table:style-name="ce90" table:formula="of:=SUM([.D8:.D10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Jun13.$G$1]" office:value-type="float" office:value="0">
            <text:p>0.00 </text:p>
          </table:table-cell>
          <table:table-cell table:style-name="ce90" table:formula="of:=SUM([.F8:.F10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Jun13.$H$1]" office:value-type="float" office:value="0">
            <text:p>0.00 </text:p>
          </table:table-cell>
          <table:table-cell table:style-name="ce90" table:formula="of:=SUM([.H8:.H10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Jun13.$G$1]" office:value-type="float" office:value="0">
            <text:p>0.00 </text:p>
          </table:table-cell>
          <table:table-cell table:style-name="ce90" table:formula="of:=SUM([.J8:.J10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Jun13.$G$4]&gt;0;['file:///C:/Users/antony/diy/GB%20Accounts/GB%20Accounts%202012-13/GB%20Accounts%20Company%202014-01-31%20(Jan14)%20OpenOffice/Sales.ods'#$Jun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16]" office:value-type="date" office:date-value="2013-07-31">
            <text:p>Wednesday, July 31, 2013</text:p>
          </table:table-cell>
          <table:table-cell table:style-name="ce79" table:formula="of:=[.B12]" office:value-type="date" office:date-value="2013-08-31">
            <text:p>Saturday, August 31, 2013</text:p>
          </table:table-cell>
          <table:table-cell table:style-name="ce86" table:formula="of:=['file:///C:/Users/antony/diy/GB%20Accounts/GB%20Accounts%202012-13/GB%20Accounts%20Company%202014-01-31%20(Jan14)%20OpenOffice/Sales.ods'#$Jul13.$H$1]" office:value-type="float" office:value="0">
            <text:p>0.00 </text:p>
          </table:table-cell>
          <table:table-cell table:style-name="ce90" table:formula="of:=SUM([.D9:.D11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Jul13.$G$1]" office:value-type="float" office:value="0">
            <text:p>0.00 </text:p>
          </table:table-cell>
          <table:table-cell table:style-name="ce90" table:formula="of:=SUM([.F9:.F11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Jul13.$H$1]" office:value-type="float" office:value="0">
            <text:p>0.00 </text:p>
          </table:table-cell>
          <table:table-cell table:style-name="ce90" table:formula="of:=SUM([.H9:.H11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Jul13.$G$1]" office:value-type="float" office:value="0">
            <text:p>0.00 </text:p>
          </table:table-cell>
          <table:table-cell table:style-name="ce90" table:formula="of:=SUM([.J9:.J11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Jul13.$G$4]&gt;0;['file:///C:/Users/antony/diy/GB%20Accounts/GB%20Accounts%202012-13/GB%20Accounts%20Company%202014-01-31%20(Jan14)%20OpenOffice/Sales.ods'#$Jul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18]" office:value-type="date" office:date-value="2013-08-31">
            <text:p>Saturday, August 31, 2013</text:p>
          </table:table-cell>
          <table:table-cell table:style-name="ce79" table:formula="of:=[.B13]" office:value-type="date" office:date-value="2013-09-30">
            <text:p>Monday, September 30, 2013</text:p>
          </table:table-cell>
          <table:table-cell table:style-name="ce86" table:formula="of:=['file:///C:/Users/antony/diy/GB%20Accounts/GB%20Accounts%202012-13/GB%20Accounts%20Company%202014-01-31%20(Jan14)%20OpenOffice/Sales.ods'#$Aug13.$H$1]" office:value-type="float" office:value="0">
            <text:p>0.00 </text:p>
          </table:table-cell>
          <table:table-cell table:style-name="ce90" table:formula="of:=SUM([.D10:.D12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Aug13.$G$1]" office:value-type="float" office:value="0">
            <text:p>0.00 </text:p>
          </table:table-cell>
          <table:table-cell table:style-name="ce90" table:formula="of:=SUM([.F10:.F12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Aug13.$H$1]" office:value-type="float" office:value="0">
            <text:p>0.00 </text:p>
          </table:table-cell>
          <table:table-cell table:style-name="ce90" table:formula="of:=SUM([.H10:.H12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Aug13.$G$1]" office:value-type="float" office:value="0">
            <text:p>0.00 </text:p>
          </table:table-cell>
          <table:table-cell table:style-name="ce90" table:formula="of:=SUM([.J10:.J12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Aug13.$G$4]&gt;0;['file:///C:/Users/antony/diy/GB%20Accounts/GB%20Accounts%202012-13/GB%20Accounts%20Company%202014-01-31%20(Jan14)%20OpenOffice/Sales.ods'#$Aug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20]" office:value-type="date" office:date-value="2013-09-30">
            <text:p>Monday, September 30, 2013</text:p>
          </table:table-cell>
          <table:table-cell table:style-name="ce79" table:formula="of:=[.B14]" office:value-type="date" office:date-value="2013-10-31">
            <text:p>Thursday, October 31, 2013</text:p>
          </table:table-cell>
          <table:table-cell table:style-name="ce86" table:formula="of:=['file:///C:/Users/antony/diy/GB%20Accounts/GB%20Accounts%202012-13/GB%20Accounts%20Company%202014-01-31%20(Jan14)%20OpenOffice/Sales.ods'#$Sep13.$H$1]" office:value-type="float" office:value="0">
            <text:p>0.00 </text:p>
          </table:table-cell>
          <table:table-cell table:style-name="ce90" table:formula="of:=SUM([.D11:.D13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Sep13.$G$1]" office:value-type="float" office:value="0">
            <text:p>0.00 </text:p>
          </table:table-cell>
          <table:table-cell table:style-name="ce90" table:formula="of:=SUM([.F11:.F13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Sep13.$H$1]" office:value-type="float" office:value="0">
            <text:p>0.00 </text:p>
          </table:table-cell>
          <table:table-cell table:style-name="ce90" table:formula="of:=SUM([.H11:.H13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Sep13.$G$1]" office:value-type="float" office:value="0">
            <text:p>0.00 </text:p>
          </table:table-cell>
          <table:table-cell table:style-name="ce90" table:formula="of:=SUM([.J11:.J13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Sep13.$G$4]&gt;0;['file:///C:/Users/antony/diy/GB%20Accounts/GB%20Accounts%202012-13/GB%20Accounts%20Company%202014-01-31%20(Jan14)%20OpenOffice/Sales.ods'#$Sep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22]" office:value-type="date" office:date-value="2013-10-31">
            <text:p>Thursday, October 31, 2013</text:p>
          </table:table-cell>
          <table:table-cell table:style-name="ce79" table:formula="of:=[.B15]" office:value-type="date" office:date-value="2013-11-30">
            <text:p>Saturday, November 30, 2013</text:p>
          </table:table-cell>
          <table:table-cell table:style-name="ce86" table:formula="of:=['file:///C:/Users/antony/diy/GB%20Accounts/GB%20Accounts%202012-13/GB%20Accounts%20Company%202014-01-31%20(Jan14)%20OpenOffice/Sales.ods'#$Oct13.$H$1]" office:value-type="float" office:value="0">
            <text:p>0.00 </text:p>
          </table:table-cell>
          <table:table-cell table:style-name="ce90" table:formula="of:=SUM([.D12:.D14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Oct13.$G$1]" office:value-type="float" office:value="0">
            <text:p>0.00 </text:p>
          </table:table-cell>
          <table:table-cell table:style-name="ce90" table:formula="of:=SUM([.F12:.F14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Oct13.$H$1]" office:value-type="float" office:value="0">
            <text:p>0.00 </text:p>
          </table:table-cell>
          <table:table-cell table:style-name="ce90" table:formula="of:=SUM([.H12:.H14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Oct13.$G$1]" office:value-type="float" office:value="0">
            <text:p>0.00 </text:p>
          </table:table-cell>
          <table:table-cell table:style-name="ce90" table:formula="of:=SUM([.J12:.J14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Oct13.$G$4]&gt;0;['file:///C:/Users/antony/diy/GB%20Accounts/GB%20Accounts%202012-13/GB%20Accounts%20Company%202014-01-31%20(Jan14)%20OpenOffice/Sales.ods'#$Oct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24]" office:value-type="date" office:date-value="2013-11-30">
            <text:p>Saturday, November 30, 2013</text:p>
          </table:table-cell>
          <table:table-cell table:style-name="ce79" table:formula="of:=[.B16]" office:value-type="date" office:date-value="2013-12-31">
            <text:p>Tuesday, December 31, 2013</text:p>
          </table:table-cell>
          <table:table-cell table:style-name="ce86" table:formula="of:=['file:///C:/Users/antony/diy/GB%20Accounts/GB%20Accounts%202012-13/GB%20Accounts%20Company%202014-01-31%20(Jan14)%20OpenOffice/Sales.ods'#$Nov13.$H$1]" office:value-type="float" office:value="0">
            <text:p>0.00 </text:p>
          </table:table-cell>
          <table:table-cell table:style-name="ce90" table:formula="of:=SUM([.D13:.D15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Nov13.$G$1]" office:value-type="float" office:value="0">
            <text:p>0.00 </text:p>
          </table:table-cell>
          <table:table-cell table:style-name="ce90" table:formula="of:=SUM([.F13:.F15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Nov13.$H$1]" office:value-type="float" office:value="0">
            <text:p>0.00 </text:p>
          </table:table-cell>
          <table:table-cell table:style-name="ce90" table:formula="of:=SUM([.H13:.H15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Nov13.$G$1]" office:value-type="float" office:value="0">
            <text:p>0.00 </text:p>
          </table:table-cell>
          <table:table-cell table:style-name="ce90" table:formula="of:=SUM([.J13:.J15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Nov13.$G$4]&gt;0;['file:///C:/Users/antony/diy/GB%20Accounts/GB%20Accounts%202012-13/GB%20Accounts%20Company%202014-01-31%20(Jan14)%20OpenOffice/Sales.ods'#$Nov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26]" office:value-type="date" office:date-value="2013-12-31">
            <text:p>Tuesday, December 31, 2013</text:p>
          </table:table-cell>
          <table:table-cell table:style-name="ce79" table:formula="of:=[.B17]" office:value-type="date" office:date-value="2014-01-31">
            <text:p>Friday, January 31, 2014</text:p>
          </table:table-cell>
          <table:table-cell table:style-name="ce86" table:formula="of:=['file:///C:/Users/antony/diy/GB%20Accounts/GB%20Accounts%202012-13/GB%20Accounts%20Company%202014-01-31%20(Jan14)%20OpenOffice/Sales.ods'#$Dec13.$H$1]" office:value-type="float" office:value="0">
            <text:p>0.00 </text:p>
          </table:table-cell>
          <table:table-cell table:style-name="ce90" table:formula="of:=SUM([.D14:.D16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Dec13.$G$1]" office:value-type="float" office:value="0">
            <text:p>0.00 </text:p>
          </table:table-cell>
          <table:table-cell table:style-name="ce90" table:formula="of:=SUM([.F14:.F16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Dec13.$H$1]" office:value-type="float" office:value="0">
            <text:p>0.00 </text:p>
          </table:table-cell>
          <table:table-cell table:style-name="ce90" table:formula="of:=SUM([.H14:.H16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Dec13.$G$1]" office:value-type="float" office:value="0">
            <text:p>0.00 </text:p>
          </table:table-cell>
          <table:table-cell table:style-name="ce90" table:formula="of:=SUM([.J14:.J16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Dec13.$G$4]&gt;0;['file:///C:/Users/antony/diy/GB%20Accounts/GB%20Accounts%202012-13/GB%20Accounts%20Company%202014-01-31%20(Jan14)%20OpenOffice/Sales.ods'#$Dec13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28]" office:value-type="date" office:date-value="2014-01-31">
            <text:p>Friday, January 31, 2014</text:p>
          </table:table-cell>
          <table:table-cell table:style-name="ce79" table:formula="of:=[.B18]" office:value-type="date" office:date-value="2014-02-28">
            <text:p>Friday, February 28, 2014</text:p>
          </table:table-cell>
          <table:table-cell table:style-name="ce86" table:formula="of:=['file:///C:/Users/antony/diy/GB%20Accounts/GB%20Accounts%202012-13/GB%20Accounts%20Company%202014-01-31%20(Jan14)%20OpenOffice/Sales.ods'#$Jan14.$H$1]" office:value-type="float" office:value="0">
            <text:p>0.00 </text:p>
          </table:table-cell>
          <table:table-cell table:style-name="ce90" table:formula="of:=SUM([.D15:.D17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Sales.ods'#$Jan14.$G$1]" office:value-type="float" office:value="0">
            <text:p>0.00 </text:p>
          </table:table-cell>
          <table:table-cell table:style-name="ce90" table:formula="of:=SUM([.F15:.F17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Jan14.$H$1]" office:value-type="float" office:value="0">
            <text:p>0.00 </text:p>
          </table:table-cell>
          <table:table-cell table:style-name="ce90" table:formula="of:=SUM([.H15:.H17])" office:value-type="float" office:value="0">
            <text:p>0.00 </text:p>
          </table:table-cell>
          <table:table-cell table:style-name="ce90" table:formula="of:=['file:///C:/Users/antony/diy/GB%20Accounts/GB%20Accounts%202012-13/GB%20Accounts%20Company%202014-01-31%20(Jan14)%20OpenOffice/Purchases.ods'#$Jan14.$G$1]" office:value-type="float" office:value="0">
            <text:p>0.00 </text:p>
          </table:table-cell>
          <table:table-cell table:style-name="ce90" table:formula="of:=SUM([.J15:.J17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Jan14.$G$4]&gt;0;['file:///C:/Users/antony/diy/GB%20Accounts/GB%20Accounts%202012-13/GB%20Accounts%20Company%202014-01-31%20(Jan14)%20OpenOffice/Sales.ods'#$Jan14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30]" office:value-type="date" office:date-value="2014-02-28">
            <text:p>Friday, February 28, 2014</text:p>
          </table:table-cell>
          <table:table-cell table:style-name="ce79" table:formula="of:=[.B19]" office:value-type="date" office:date-value="2014-03-31">
            <text:p>Monday, March 31, 2014</text:p>
          </table:table-cell>
          <table:table-cell table:style-name="ce86" table:formula="of:=[S0214.$H$1]" office:value-type="float" office:value="0">
            <text:p>0.00 </text:p>
          </table:table-cell>
          <table:table-cell table:style-name="ce90" table:formula="of:=SUM([.D16:.D18])" office:value-type="float" office:value="0">
            <text:p>0.00 </text:p>
          </table:table-cell>
          <table:table-cell table:style-name="ce90" table:formula="of:=[S0214.$G$1]" office:value-type="float" office:value="0">
            <text:p>0.00 </text:p>
          </table:table-cell>
          <table:table-cell table:style-name="ce90" table:formula="of:=SUM([.F16:.F18])" office:value-type="float" office:value="0">
            <text:p>0.00 </text:p>
          </table:table-cell>
          <table:table-cell table:style-name="ce90" table:formula="of:=[P0214.$H$1]" office:value-type="float" office:value="0">
            <text:p>0.00 </text:p>
          </table:table-cell>
          <table:table-cell table:style-name="ce90" table:formula="of:=SUM([.H16:.H18])" office:value-type="float" office:value="0">
            <text:p>0.00 </text:p>
          </table:table-cell>
          <table:table-cell table:style-name="ce90" table:formula="of:=[P0214.$G$1]" office:value-type="float" office:value="0">
            <text:p>0.00 </text:p>
          </table:table-cell>
          <table:table-cell table:style-name="ce90" table:formula="of:=SUM([.J16:.J18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Jan14.$G$4]&gt;0;['file:///C:/Users/antony/diy/GB%20Accounts/GB%20Accounts%202012-13/GB%20Accounts%20Company%202014-01-31%20(Jan14)%20OpenOffice/Sales.ods'#$Jan14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ntony/diy/GB%20Accounts/GB%20Accounts%202012-13/GB%20Accounts%20Company%202014-01-31%20(Jan14)%20OpenOffice/Financialaccounts.ods'#$Admin.$B$32]" office:value-type="date" office:date-value="2014-03-31">
            <text:p>Monday, March 31, 2014</text:p>
          </table:table-cell>
          <table:table-cell table:style-name="ce82" table:formula="of:=['file:///C:/Users/antony/diy/GB%20Accounts/GB%20Accounts%202012-13/GB%20Accounts%20Company%202014-01-31%20(Jan14)%20OpenOffice/Financialaccounts.ods'#$Admin.$B$34]" office:value-type="date" office:date-value="2014-04-30">
            <text:p>Wednesday, April 30, 2014</text:p>
          </table:table-cell>
          <table:table-cell table:style-name="ce86" table:formula="of:=[S0314.$H$1]" office:value-type="float" office:value="0">
            <text:p>0.00 </text:p>
          </table:table-cell>
          <table:table-cell table:style-name="ce90" table:formula="of:=SUM([.D17:.D19])" office:value-type="float" office:value="0">
            <text:p>0.00 </text:p>
          </table:table-cell>
          <table:table-cell table:style-name="ce90" table:formula="of:=[S0314.$G$1]" office:value-type="float" office:value="0">
            <text:p>0.00 </text:p>
          </table:table-cell>
          <table:table-cell table:style-name="ce90" table:formula="of:=SUM([.F17:.F19])" office:value-type="float" office:value="0">
            <text:p>0.00 </text:p>
          </table:table-cell>
          <table:table-cell table:style-name="ce90" table:formula="of:=[P0314.$H$1]" office:value-type="float" office:value="0">
            <text:p>0.00 </text:p>
          </table:table-cell>
          <table:table-cell table:style-name="ce90" table:formula="of:=SUM([.H17:.H19])" office:value-type="float" office:value="0">
            <text:p>0.00 </text:p>
          </table:table-cell>
          <table:table-cell table:style-name="ce90" table:formula="of:=[P0314.$G$1]" office:value-type="float" office:value="0">
            <text:p>0.00 </text:p>
          </table:table-cell>
          <table:table-cell table:style-name="ce90" table:formula="of:=SUM([.J17:.J19])" office:value-type="float" office:value="0">
            <text:p>0.00 </text:p>
          </table:table-cell>
          <table:table-cell table:style-name="ce95"/>
          <table:table-cell table:style-name="ce99" table:formula="of:=IF(['file:///C:/Users/antony/diy/GB%20Accounts/GB%20Accounts%202012-13/GB%20Accounts%20Company%202014-01-31%20(Jan14)%20OpenOffice/Sales.ods'#$Jan14.$G$4]&gt;0;['file:///C:/Users/antony/diy/GB%20Accounts/GB%20Accounts%202012-13/GB%20Accounts%20Company%202014-01-31%20(Jan14)%20OpenOffice/Sales.ods'#$Jan14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">
          <table:table-cell table:style-name="ce74"/>
          <table:table-cell table:style-name="ce80" table:number-columns-repeated="2"/>
          <table:table-cell table:style-name="ce87"/>
          <table:table-cell table:style-name="ce91" table:number-columns-repeated="7"/>
          <table:table-cell table:style-name="ce96"/>
          <table:table-cell table:style-name="ce100"/>
          <table:table-cell table:style-name="ce105"/>
          <table:table-cell table:number-columns-repeated="1010"/>
        </table:table-row>
        <table:table-row table:style-name="ro14" table:number-rows-repeated="104855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1212" table:style-name="ta7">
        <table:table-column table:style-name="co10" table:default-cell-style-name="ce109"/>
        <table:table-column table:style-name="co29" table:default-cell-style-name="ce111"/>
        <table:table-column table:style-name="co30" table:default-cell-style-name="ce114"/>
        <table:table-column table:style-name="co31" table:default-cell-style-name="ce114"/>
        <table:table-column table:style-name="co32" table:default-cell-style-name="ce118"/>
        <table:table-column table:style-name="co4" table:default-cell-style-name="ce122"/>
        <table:table-column table:style-name="co33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ntony/diy/GB%20Accounts/GB%20Accounts%202012-13/GB%20Accounts%20Company%202014-01-31%20(Jan14)%20OpenOffice/Sales.ods'#$Open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ntony/diy/GB%20Accounts/GB%20Accounts%202012-13/GB%20Accounts%20Company%202014-01-31%20(Jan14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113" table:style-name="ta7">
        <table:table-column table:style-name="co10" table:default-cell-style-name="ce109"/>
        <table:table-column table:style-name="co29" table:default-cell-style-name="ce111"/>
        <table:table-column table:style-name="co22" table:default-cell-style-name="ce114"/>
        <table:table-column table:style-name="co31" table:default-cell-style-name="ce114"/>
        <table:table-column table:style-name="co32" table:default-cell-style-name="ce118"/>
        <table:table-column table:style-name="co4" table:default-cell-style-name="ce122"/>
        <table:table-column table:style-name="co33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ntony/diy/GB%20Accounts/GB%20Accounts%202012-13/GB%20Accounts%20Company%202014-01-31%20(Jan14)%20OpenOffice/Sales.ods'#$Open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ntony/diy/GB%20Accounts/GB%20Accounts%202012-13/GB%20Accounts%20Company%202014-01-31%20(Jan14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214" table:style-name="ta7">
        <table:table-column table:style-name="co10" table:default-cell-style-name="ce109"/>
        <table:table-column table:style-name="co29" table:default-cell-style-name="ce111"/>
        <table:table-column table:style-name="co34" table:default-cell-style-name="ce114"/>
        <table:table-column table:style-name="co31" table:default-cell-style-name="ce114"/>
        <table:table-column table:style-name="co32" table:default-cell-style-name="ce118"/>
        <table:table-column table:style-name="co4" table:default-cell-style-name="ce122"/>
        <table:table-column table:style-name="co33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ntony/diy/GB%20Accounts/GB%20Accounts%202012-13/GB%20Accounts%20Company%202014-01-31%20(Jan14)%20OpenOffice/Sales.ods'#$Clos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ntony/diy/GB%20Accounts/GB%20Accounts%202012-13/GB%20Accounts%20Company%202014-01-31%20(Jan14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4" table:style-name="ta7">
        <table:table-column table:style-name="co10" table:default-cell-style-name="ce109"/>
        <table:table-column table:style-name="co29" table:default-cell-style-name="ce111"/>
        <table:table-column table:style-name="co34" table:default-cell-style-name="ce114"/>
        <table:table-column table:style-name="co31" table:default-cell-style-name="ce114"/>
        <table:table-column table:style-name="co32" table:default-cell-style-name="ce118"/>
        <table:table-column table:style-name="co4" table:default-cell-style-name="ce122"/>
        <table:table-column table:style-name="co33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ntony/diy/GB%20Accounts/GB%20Accounts%202012-13/GB%20Accounts%20Company%202014-01-31%20(Jan14)%20OpenOffice/Sales.ods'#$Clos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ntony/diy/GB%20Accounts/GB%20Accounts%202012-13/GB%20Accounts%20Company%202014-01-31%20(Jan14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212" table:style-name="ta7">
        <table:table-column table:style-name="co35" table:default-cell-style-name="ce132"/>
        <table:table-column table:style-name="co36" table:default-cell-style-name="ce134"/>
        <table:table-column table:style-name="co30" table:default-cell-style-name="ce138"/>
        <table:table-column table:style-name="co2" table:default-cell-style-name="ce143"/>
        <table:table-column table:style-name="co37" table:default-cell-style-name="ce135"/>
        <table:table-column table:style-name="co38" table:default-cell-style-name="ce148"/>
        <table:table-column table:style-name="co4" table:default-cell-style-name="ce148"/>
        <table:table-column table:style-name="co27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ntony/diy/GB%20Accounts/GB%20Accounts%202012-13/GB%20Accounts%20Company%202014-01-31%20(Jan14)%20OpenOffice/Purchases.ods'#$Open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113" table:style-name="ta7">
        <table:table-column table:style-name="co35" table:default-cell-style-name="ce132"/>
        <table:table-column table:style-name="co36" table:default-cell-style-name="ce134"/>
        <table:table-column table:style-name="co39" table:default-cell-style-name="ce138"/>
        <table:table-column table:style-name="co2" table:default-cell-style-name="ce143"/>
        <table:table-column table:style-name="co37" table:default-cell-style-name="ce135"/>
        <table:table-column table:style-name="co38" table:default-cell-style-name="ce148"/>
        <table:table-column table:style-name="co4" table:default-cell-style-name="ce148"/>
        <table:table-column table:style-name="co27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ntony/diy/GB%20Accounts/GB%20Accounts%202012-13/GB%20Accounts%20Company%202014-01-31%20(Jan14)%20OpenOffice/Purchases.ods'#$Open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4" table:style-name="ta7">
        <table:table-column table:style-name="co35" table:default-cell-style-name="ce132"/>
        <table:table-column table:style-name="co36" table:default-cell-style-name="ce134"/>
        <table:table-column table:style-name="co40" table:default-cell-style-name="ce138"/>
        <table:table-column table:style-name="co2" table:default-cell-style-name="ce143"/>
        <table:table-column table:style-name="co37" table:default-cell-style-name="ce135"/>
        <table:table-column table:style-name="co38" table:default-cell-style-name="ce148"/>
        <table:table-column table:style-name="co4" table:default-cell-style-name="ce148"/>
        <table:table-column table:style-name="co27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ntony/diy/GB%20Accounts/GB%20Accounts%202012-13/GB%20Accounts%20Company%202014-01-31%20(Jan14)%20OpenOffice/Purchases.ods'#$Clos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4" table:style-name="ta7">
        <table:table-column table:style-name="co35" table:default-cell-style-name="ce132"/>
        <table:table-column table:style-name="co36" table:default-cell-style-name="ce134"/>
        <table:table-column table:style-name="co41" table:default-cell-style-name="ce138"/>
        <table:table-column table:style-name="co2" table:default-cell-style-name="ce143"/>
        <table:table-column table:style-name="co37" table:default-cell-style-name="ce135"/>
        <table:table-column table:style-name="co38" table:default-cell-style-name="ce148"/>
        <table:table-column table:style-name="co4" table:default-cell-style-name="ce148"/>
        <table:table-column table:style-name="co27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ntony/diy/GB%20Accounts/GB%20Accounts%202012-13/GB%20Accounts%20Company%202014-01-31%20(Jan14)%20OpenOffice/Purchases.ods'#$Clos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2-13/GB%20Accounts%20Company%202014-01-31%20(Jan14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41274">
            <text:p>412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05">
            <text:p>4130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33">
            <text:p>413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64">
            <text:p>413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94">
            <text:p>413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25">
            <text:p>414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55">
            <text:p>414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86">
            <text:p>414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517">
            <text:p>4151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547">
            <text:p>415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578">
            <text:p>415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08">
            <text:p>416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39">
            <text:p>416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70">
            <text:p>4167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98">
            <text:p>416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729">
            <text:p>417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759">
            <text:p>41759</text:p>
          </table:table-cell>
        </table:table-row>
      </table:table>
      <table:table table:name="'file:///C:/Users/antony/diy/GB%20Accounts/GB%20Accounts%202012-13/GB%20Accounts%20Company%202014-01-31%20(Jan14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2-13/GB%20Accounts%20Company%202014-01-31%20(Jan14)%20OpenOffice/Sales.ods'#Feb13" table:print="false" table:style-name="ta_extref">
        <table:table-source xlink:type="simple" xlink:href="../Sales.ods" table:table-name="Feb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Mar13" table:print="false" table:style-name="ta_extref">
        <table:table-source xlink:type="simple" xlink:href="../Sales.ods" table:table-name="Ma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Apr13" table:print="false" table:style-name="ta_extref">
        <table:table-source xlink:type="simple" xlink:href="../Sales.ods" table:table-name="Ap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May13" table:print="false" table:style-name="ta_extref">
        <table:table-source xlink:type="simple" xlink:href="../Sales.ods" table:table-name="May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Jun13" table:print="false" table:style-name="ta_extref">
        <table:table-source xlink:type="simple" xlink:href="../Sales.ods" table:table-name="Ju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Jul13" table:print="false" table:style-name="ta_extref">
        <table:table-source xlink:type="simple" xlink:href="../Sales.ods" table:table-name="Jul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Aug13" table:print="false" table:style-name="ta_extref">
        <table:table-source xlink:type="simple" xlink:href="../Sales.ods" table:table-name="Aug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Sep13" table:print="false" table:style-name="ta_extref">
        <table:table-source xlink:type="simple" xlink:href="../Sales.ods" table:table-name="Sep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Oct13" table:print="false" table:style-name="ta_extref">
        <table:table-source xlink:type="simple" xlink:href="../Sales.ods" table:table-name="Oct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Nov13" table:print="false" table:style-name="ta_extref">
        <table:table-source xlink:type="simple" xlink:href="../Sales.ods" table:table-name="Nov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Dec13" table:print="false" table:style-name="ta_extref">
        <table:table-source xlink:type="simple" xlink:href="../Sales.ods" table:table-name="Dec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Jan14" table:print="false" table:style-name="ta_extref">
        <table:table-source xlink:type="simple" xlink:href="../Sales.ods" table:table-name="Jan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2-13/GB%20Accounts%20Company%202014-01-31%20(Jan14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ntony/diy/GB%20Accounts/GB%20Accounts%202012-13/GB%20Accounts%20Company%202014-01-31%20(Jan14)%20OpenOffice/Purchases.ods'#Feb13" table:print="false" table:style-name="ta_extref">
        <table:table-source xlink:type="simple" xlink:href="../Purchases.ods" table:table-name="Feb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Mar13" table:print="false" table:style-name="ta_extref">
        <table:table-source xlink:type="simple" xlink:href="../Purchases.ods" table:table-name="Ma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Apr13" table:print="false" table:style-name="ta_extref">
        <table:table-source xlink:type="simple" xlink:href="../Purchases.ods" table:table-name="Ap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May13" table:print="false" table:style-name="ta_extref">
        <table:table-source xlink:type="simple" xlink:href="../Purchases.ods" table:table-name="May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Jun13" table:print="false" table:style-name="ta_extref">
        <table:table-source xlink:type="simple" xlink:href="../Purchases.ods" table:table-name="Ju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Jul13" table:print="false" table:style-name="ta_extref">
        <table:table-source xlink:type="simple" xlink:href="../Purchases.ods" table:table-name="Jul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Aug13" table:print="false" table:style-name="ta_extref">
        <table:table-source xlink:type="simple" xlink:href="../Purchases.ods" table:table-name="Aug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Sep13" table:print="false" table:style-name="ta_extref">
        <table:table-source xlink:type="simple" xlink:href="../Purchases.ods" table:table-name="Sep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Oct13" table:print="false" table:style-name="ta_extref">
        <table:table-source xlink:type="simple" xlink:href="../Purchases.ods" table:table-name="Oct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Nov13" table:print="false" table:style-name="ta_extref">
        <table:table-source xlink:type="simple" xlink:href="../Purchases.ods" table:table-name="Nov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Dec13" table:print="false" table:style-name="ta_extref">
        <table:table-source xlink:type="simple" xlink:href="../Purchases.ods" table:table-name="Dec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Jan14" table:print="false" table:style-name="ta_extref">
        <table:table-source xlink:type="simple" xlink:href="../Purchases.ods" table:table-name="Jan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0" number:min-integer-digits="2"/>
    </number:number-style>
    <number:currency-style style:name="N123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2/03/2013</text:date>, <text:time>13:3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3-03-02">02/03/2013</text:date> <text:s/><text:time>13:31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3-03-02">02/03/2013</text:date> <text:s/><text:time>13:31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3-03-02">02/03/2013</text:date> <text:s/><text:time>13:31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3-03-02">02/03/2013</text:date> <text:s/><text:time>13:31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3-03-02">02/03/2013</text:date> <text:s/><text:time>13:31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3-03-02">02/03/2013</text:date> <text:s/><text:time>13:31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at returns FMAN</dc:title>
    <meta:initial-creator>Terry Cartwright</meta:initial-creator>
    <meta:creation-date>2006-06-05T10:56:36Z</meta:creation-date>
    <dc:date>2013-03-02T13:31:09.50</dc:date>
    <meta:print-date>2010-03-07T16:10:18Z</meta:print-date>
    <meta:editing-duration>PT15M36S</meta:editing-duration>
    <meta:editing-cycles>3</meta:editing-cycles>
    <meta:document-statistic meta:table-count="14" meta:cell-count="5266" meta:object-count="0"/>
  </office:meta>
</office:document-meta>
</file>